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2.85cm" fo:min-width="5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85cm" fo:min-width="5.8cm"/>
    </style:style>
    <style:style style:name="gr3" style:family="graphic" style:parent-style-name="standard">
      <style:graphic-properties svg:stroke-width="0.106cm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fill-color="#00ae00" draw:textarea-horizontal-align="justify" draw:textarea-vertical-align="middle" draw:auto-grow-height="false" fo:min-height="2.932cm" fo:min-width="2.682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2.932cm" fo:min-width="2.682cm"/>
    </style:style>
    <style:style style:name="gr6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solid" draw:fill-color="#729fcf"/>
      <style:paragraph-properties fo:text-align="center"/>
      <style:text-properties style:font-name="Arial" fo:font-size="24pt" style:font-size-asian="24pt" style:font-size-complex="24pt"/>
    </style:style>
    <style:style style:name="P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00ae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style:font-name="Arial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.3cm" svg:height="3.1cm" svg:x="7.125cm" svg:y="6.4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3cm" svg:height="3.1cm" svg:x="7.125cm" svg:y="10.7cm">
          <text:p text:style-name="P1"><text:span text:style-name="T2">Life tes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275cm" svg:y1="9.5cm" svg:x2="10.275cm" svg:y2="10.7cm" draw:start-shape="id1" draw:start-glue-point="2" draw:end-shape="id2" svg:d="M10275 9500v1200" svg:viewBox="0 0 1 1201">
          <text:p/>
        </draw:connector>
        <draw:custom-shape draw:style-name="gr4" draw:text-style-name="P5" xml:id="id3" draw:id="id3" draw:layer="layout" svg:width="4.5cm" svg:height="4.5cm" svg:x="4.2cm" svg:y="16.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xml:id="id4" draw:id="id4" draw:layer="layout" svg:width="4.5cm" svg:height="4.5cm" svg:x="12.1cm" svg:y="16.5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6" draw:text-style-name="P4" draw:layer="layout" svg:x1="10.275cm" svg:y1="13.8cm" svg:x2="6.45cm" svg:y2="16.55cm" draw:start-shape="id2" draw:start-glue-point="2" draw:end-shape="id3" draw:end-glue-point="4" svg:d="M10275 13800v1375h-3825v1375" svg:viewBox="0 0 3826 2751">
          <text:p/>
        </draw:connector>
        <draw:connector draw:style-name="gr6" draw:text-style-name="P4" draw:layer="layout" svg:x1="10.275cm" svg:y1="13.8cm" svg:x2="14.35cm" svg:y2="16.55cm" draw:start-shape="id2" draw:start-glue-point="2" draw:end-shape="id4" draw:end-glue-point="4" svg:d="M10275 13800v1375h4075v1375" svg:viewBox="0 0 4076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ik Graba</meta:initial-creator>
    <meta:creation-date>2016-10-18T18:21:26.529824449</meta:creation-date>
    <dc:date>2016-10-18T18:45:47.726509604</dc:date>
    <dc:creator>Tarik Graba</dc:creator>
    <meta:editing-duration>PT9M58S</meta:editing-duration>
    <meta:editing-cycles>2</meta:editing-cycles>
    <meta:generator>LibreOffice/5.2.2.2.0$Linux_X86_64 LibreOffice_project/20m0$Build-2</meta:generator>
    <meta:document-statistic meta:object-count="7"/>
  </office:meta>
</office:document-meta>
</file>